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6361in" fo:keep-together="auto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7014in" fo:margin-left="0.0576in" fo:margin-right="0.166in" table:align="margins" style:writing-mode="lr-tb"/>
    </style:style>
    <style:style style:name="Tabla4.A" style:family="table-column">
      <style:table-column-properties style:column-width="6.7014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Standard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officeooo:paragraph-rsid="001674ef" style:font-style-asian="italic" style:language-complex="ar" style:country-complex="SA" style:font-weight-complex="bold"/>
    </style:style>
    <style:style style:name="P10" style:family="paragraph" style:parent-style-name="Standard">
      <style:text-properties officeooo:paragraph-rsid="001674ef"/>
    </style:style>
    <style:style style:name="P11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2" style:family="paragraph" style:parent-style-name="UC_5f_NormalAzul">
      <style:paragraph-properties style:snap-to-layout-grid="false"/>
      <style:text-properties fo:color="#000000" style:font-name="Times New Roman"/>
    </style:style>
    <style:style style:name="P13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14" style:family="paragraph" style:parent-style-name="Standard" style:list-style-name="L1">
      <style:paragraph-properties style:snap-to-layout-grid="false"/>
    </style:style>
    <style:style style:name="P1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6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7" style:family="paragraph" style:parent-style-name="Standard" style:list-style-name="L1">
      <style:paragraph-properties style:snap-to-layout-grid="false"/>
      <style:text-properties fo:color="#000000" style:font-name="Times New Roman" fo:language="es" fo:country="ES" fo:font-weight="normal" officeooo:paragraph-rsid="001be0d1" style:font-weight-asian="normal" style:language-complex="ar" style:country-complex="SA" style:font-weight-complex="normal"/>
    </style:style>
    <style:style style:name="P18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fo:language="es" fo:country="ES" officeooo:paragraph-rsid="001be0d1" style:language-complex="ar" style:country-complex="SA"/>
    </style:style>
    <style:style style:name="P19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officeooo:rsid="001d785c" officeooo:paragraph-rsid="001d785c"/>
    </style:style>
    <style:style style:name="P20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officeooo:rsid="001d785c" officeooo:paragraph-rsid="001d785c"/>
    </style:style>
    <style:style style:name="P21" style:family="paragraph" style:parent-style-name="Standard">
      <style:paragraph-properties style:snap-to-layout-grid="false"/>
      <style:text-properties fo:color="#000000" fo:language="es" fo:country="ES" fo:font-style="italic" officeooo:rsid="0023c739" officeooo:paragraph-rsid="001e3923" style:font-style-asian="italic" style:language-complex="ar" style:country-complex="SA" style:font-weight-complex="bold"/>
    </style:style>
    <style:style style:name="P22" style:family="paragraph" style:parent-style-name="Standard" style:list-style-name="L1">
      <style:paragraph-properties style:snap-to-layout-grid="false"/>
      <style:text-properties style:font-name="Times New Roman"/>
    </style:style>
    <style:style style:name="P23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be0d1" style:language-complex="ar" style:country-complex="SA"/>
    </style:style>
    <style:style style:name="P24" style:family="paragraph" style:parent-style-name="Standard" style:list-style-name="L1">
      <style:paragraph-properties style:snap-to-layout-grid="false"/>
      <style:text-properties fo:language="es" fo:country="ES" officeooo:rsid="001bf953" officeooo:paragraph-rsid="001d785c" style:language-complex="ar" style:country-complex="SA"/>
    </style:style>
    <style:style style:name="P25" style:family="paragraph" style:parent-style-name="Standard" style:list-style-name="L1">
      <style:paragraph-properties style:snap-to-layout-grid="false"/>
      <style:text-properties fo:language="es" fo:country="ES" officeooo:rsid="001c9fec" officeooo:paragraph-rsid="001c9fec" style:language-complex="ar" style:country-complex="SA"/>
    </style:style>
    <style:style style:name="P26" style:family="paragraph" style:parent-style-name="Standard">
      <style:paragraph-properties style:snap-to-layout-grid="false"/>
      <style:text-properties fo:language="es" fo:country="ES" officeooo:rsid="001c9fec" officeooo:paragraph-rsid="001c9fec" style:language-complex="ar" style:country-complex="SA"/>
    </style:style>
    <style:style style:name="P27" style:family="paragraph" style:parent-style-name="Standard" style:list-style-name="L1">
      <style:paragraph-properties style:snap-to-layout-grid="false"/>
      <style:text-properties fo:language="es" fo:country="ES" officeooo:rsid="001e3923" officeooo:paragraph-rsid="001e3923" style:language-complex="ar" style:country-complex="SA"/>
    </style:style>
    <style:style style:name="P28" style:family="paragraph" style:parent-style-name="Standard">
      <style:text-properties officeooo:paragraph-rsid="001674ef"/>
    </style:style>
    <style:style style:name="P29" style:family="paragraph" style:parent-style-name="Standard">
      <style:text-properties officeooo:paragraph-rsid="001e3923"/>
    </style:style>
    <style:style style:name="P30" style:family="paragraph" style:parent-style-name="Standard">
      <style:paragraph-properties fo:margin-left="0.4917in" fo:margin-right="0in" fo:text-indent="0in" style:auto-text-indent="false"/>
      <style:text-properties officeooo:paragraph-rsid="001e3923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paragraph-rsid="001e392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normal" officeooo:rsid="001aaafe" style:font-weight-asian="normal" style:font-weight-complex="normal"/>
    </style:style>
    <style:style style:name="T7" style:family="text">
      <style:text-properties fo:color="#000000" style:font-name="Times New Roman" fo:font-weight="normal" officeooo:rsid="001be0d1" style:font-weight-asian="normal" style:font-weight-complex="normal"/>
    </style:style>
    <style:style style:name="T8" style:family="text">
      <style:text-properties fo:color="#000000" style:font-name="Times New Roman" fo:font-weight="normal" officeooo:rsid="001c9fec" style:font-weight-asian="normal" style:font-weight-complex="normal"/>
    </style:style>
    <style:style style:name="T9" style:family="text">
      <style:text-properties fo:color="#000000" style:font-name="Times New Roman" officeooo:rsid="001be0d1"/>
    </style:style>
    <style:style style:name="T10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fo:font-weight="normal" officeooo:rsid="001c9fe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fo:font-weight="normal" officeooo:rsid="001e3923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fo:font-weight="bold" officeooo:rsid="001e3923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color="#0000ff" fo:language="en" fo:country="US" fo:font-weight="bold" style:font-weight-asian="bold" style:font-weight-complex="bold"/>
    </style:style>
    <style:style style:name="T16" style:family="text">
      <style:text-properties fo:color="#0000ff" fo:language="en" fo:country="US" fo:font-weight="bold" officeooo:rsid="000f7d77" style:font-weight-asian="bold" style:font-weight-complex="bold"/>
    </style:style>
    <style:style style:name="T17" style:family="text">
      <style:text-properties fo:color="#0000ff" fo:language="en" fo:country="US" fo:font-weight="bold" officeooo:rsid="0010174e" style:font-weight-asian="bold" style:font-weight-complex="bold"/>
    </style:style>
    <style:style style:name="T18" style:family="text">
      <style:text-properties fo:color="#0000ff" fo:language="en" fo:country="US" fo:font-weight="bold" officeooo:rsid="00200b88" style:font-weight-asian="bold" style:font-weight-complex="bold"/>
    </style:style>
    <style:style style:name="T19" style:family="text">
      <style:text-properties fo:color="#0000ff" fo:language="en" fo:country="US" fo:font-weight="bold" officeooo:rsid="00212b71" style:font-weight-asian="bold" style:font-weight-complex="bold"/>
    </style:style>
    <style:style style:name="T20" style:family="text">
      <style:text-properties fo:color="#0000ff" fo:language="es" fo:country="ES" fo:font-weight="bold" style:font-weight-asian="bold" style:font-weight-complex="bold"/>
    </style:style>
    <style:style style:name="T21" style:family="text">
      <style:text-properties fo:color="#0000ff" fo:language="es" fo:country="ES" fo:font-weight="bold" officeooo:rsid="0017cf91" style:font-weight-asian="bold" style:font-weight-complex="bold"/>
    </style:style>
    <style:style style:name="T22" style:family="text">
      <style:text-properties fo:color="#0000ff" fo:language="es" fo:country="ES" fo:font-weight="bold" officeooo:rsid="00200b88" style:font-weight-asian="bold" style:font-weight-complex="bold"/>
    </style:style>
    <style:style style:name="T23" style:family="text">
      <style:text-properties fo:color="#0000ff" fo:language="es" fo:country="ES" fo:font-weight="bold" officeooo:rsid="00212b71" style:font-weight-asian="bold" style:font-weight-complex="bold"/>
    </style:style>
    <style:style style:name="T24" style:family="text">
      <style:text-properties fo:color="#0000ff" fo:font-weight="bold" style:font-weight-asian="bold" style:font-weight-complex="bold"/>
    </style:style>
    <style:style style:name="T25" style:family="text">
      <style:text-properties fo:color="#0000ff" fo:font-weight="bold" officeooo:rsid="000f7d77" style:font-weight-asian="bold" style:font-weight-complex="bold"/>
    </style:style>
    <style:style style:name="T26" style:family="text">
      <style:text-properties fo:color="#0000ff" fo:font-weight="bold" officeooo:rsid="000c1266" style:font-weight-asian="bold" style:font-weight-complex="bold"/>
    </style:style>
    <style:style style:name="T27" style:family="text">
      <style:text-properties fo:color="#0000ff" fo:font-weight="bold" officeooo:rsid="0019f977" style:font-weight-asian="bold" style:font-weight-complex="bold"/>
    </style:style>
    <style:style style:name="T28" style:family="text">
      <style:text-properties fo:color="#0000ff" fo:font-weight="bold" officeooo:rsid="001aaafe" style:font-weight-asian="bold" style:font-weight-complex="bold"/>
    </style:style>
    <style:style style:name="T29" style:family="text">
      <style:text-properties fo:color="#0000ff" fo:font-weight="bold" officeooo:rsid="00200b88" style:font-weight-asian="bold" style:font-weight-complex="bold"/>
    </style:style>
    <style:style style:name="T30" style:family="text">
      <style:text-properties fo:color="#0000ff" fo:font-weight="bold" officeooo:rsid="00212b71" style:font-weight-asian="bold" style:font-weight-complex="bold"/>
    </style:style>
    <style:style style:name="T31" style:family="text">
      <style:text-properties fo:color="#0000ff" fo:font-weight="bold" officeooo:rsid="001bf953" style:font-weight-asian="bold"/>
    </style:style>
    <style:style style:name="T32" style:family="text">
      <style:text-properties fo:color="#0000ff" fo:font-weight="bold" officeooo:rsid="00200b88" style:font-weight-asian="bold"/>
    </style:style>
    <style:style style:name="T33" style:family="text">
      <style:text-properties fo:color="#0000ff" style:font-name="Times New Roman" fo:font-weight="bold" style:font-weight-asian="bold" style:font-weight-complex="bold"/>
    </style:style>
    <style:style style:name="T34" style:family="text">
      <style:text-properties fo:color="#0000ff" style:font-name="Times New Roman" fo:font-weight="bold" officeooo:rsid="001c9fec" style:font-weight-asian="bold" style:font-weight-complex="bold"/>
    </style:style>
    <style:style style:name="T35" style:family="text">
      <style:text-properties fo:color="#0000ff" style:font-name="Times New Roman" fo:font-weight="bold" officeooo:rsid="001d785c" style:font-weight-asian="bold" style:font-weight-complex="bold"/>
    </style:style>
    <style:style style:name="T36" style:family="text">
      <style:text-properties fo:color="#0000ff" style:font-name="Times New Roman" fo:font-weight="bold" officeooo:rsid="001e3923" style:font-weight-asian="bold" style:font-weight-complex="bold"/>
    </style:style>
    <style:style style:name="T37" style:family="text">
      <style:text-properties fo:color="#0000ff" style:font-name="Times New Roman" fo:font-weight="bold" officeooo:rsid="000c1266" style:font-weight-asian="bold" style:font-weight-complex="bold"/>
    </style:style>
    <style:style style:name="T38" style:family="text">
      <style:text-properties fo:color="#0000ff" style:font-name="Times New Roman" fo:font-weight="bold" officeooo:rsid="001aaafe" style:font-weight-asian="bold" style:font-weight-complex="bold"/>
    </style:style>
    <style:style style:name="T39" style:family="text">
      <style:text-properties fo:color="#0000ff" style:font-name="Times New Roman" fo:font-weight="bold" officeooo:rsid="00212b71" style:font-weight-asian="bold" style:font-weight-complex="bold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weight="bold" officeooo:rsid="001d785c" style:font-weight-asian="bold" style:font-weight-complex="bold"/>
    </style:style>
    <style:style style:name="T42" style:family="text">
      <style:text-properties style:font-name="Times New Roman" fo:font-weight="normal" officeooo:rsid="001d785c" style:font-weight-asian="normal" style:font-weight-complex="normal"/>
    </style:style>
    <style:style style:name="T43" style:family="text">
      <style:text-properties style:font-name="Times New Roman" officeooo:rsid="001d785c"/>
    </style:style>
    <style:style style:name="T44" style:family="text">
      <style:text-properties officeooo:rsid="001674ef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674ef" style:font-weight-asian="normal" style:font-weight-complex="normal"/>
    </style:style>
    <style:style style:name="T47" style:family="text">
      <style:text-properties fo:font-weight="normal" officeooo:rsid="001bf953" style:font-weight-asian="normal" style:font-weight-complex="normal"/>
    </style:style>
    <style:style style:name="T48" style:family="text">
      <style:text-properties fo:font-weight="normal" officeooo:rsid="000f7be7" style:font-weight-asian="normal" style:font-weight-complex="normal"/>
    </style:style>
    <style:style style:name="T49" style:family="text">
      <style:text-properties fo:font-weight="normal" officeooo:rsid="002157ff" style:font-weight-asian="normal" style:font-weight-complex="normal"/>
    </style:style>
    <style:style style:name="T50" style:family="text">
      <style:text-properties fo:font-weight="normal" officeooo:rsid="00189281" style:font-weight-asian="normal" style:font-weight-complex="normal"/>
    </style:style>
    <style:style style:name="T51" style:family="text">
      <style:text-properties fo:font-weight="normal" officeooo:rsid="001be0d1" style:font-weight-asian="normal" style:font-weight-complex="normal"/>
    </style:style>
    <style:style style:name="T52" style:family="text">
      <style:text-properties fo:font-weight="normal" officeooo:rsid="00228768" style:font-weight-asian="normal" style:font-weight-complex="normal"/>
    </style:style>
    <style:style style:name="T53" style:family="text">
      <style:text-properties fo:font-weight="normal" officeooo:rsid="001e3923" style:font-weight-asian="normal" style:font-weight-complex="normal"/>
    </style:style>
    <style:style style:name="T54" style:family="text">
      <style:text-properties fo:font-weight="normal" officeooo:rsid="0025072c" style:font-weight-asian="normal" style:font-weight-complex="normal"/>
    </style:style>
    <style:style style:name="T55" style:family="text">
      <style:text-properties style:use-window-font-color="true" style:font-name="Times New Roman" fo:font-weight="bold" fo:background-color="transparent" style:font-weight-asian="bold" style:font-weight-complex="bold"/>
    </style:style>
    <style:style style:name="T56" style:family="text">
      <style:text-properties style:use-window-font-color="true" style:font-name="Times New Roman" fo:font-weight="bold" officeooo:rsid="001674ef" fo:background-color="transparent" style:font-weight-asian="bold" style:font-weight-complex="bold"/>
    </style:style>
    <style:style style:name="T57" style:family="text">
      <style:text-properties officeooo:rsid="001be0d1"/>
    </style:style>
    <style:style style:name="T58" style:family="text">
      <style:text-properties officeooo:rsid="00228768"/>
    </style:style>
    <style:style style:name="T59" style:family="text">
      <style:text-properties officeooo:rsid="001bf953"/>
    </style:style>
    <style:style style:name="T60" style:family="text">
      <style:text-properties officeooo:rsid="001c9fec"/>
    </style:style>
    <style:style style:name="T61" style:family="text">
      <style:text-properties officeooo:rsid="00212b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4">Nombre del Caso de Uso: </text:span><text:span text:style-name="T8">Crear </text:span><text:span text:style-name="T7">Solicitud</text:span><text:span text:style-name="UC_5f_NormalAzul_20_Car"><text:span text:style-name="T6"> de Cambi</text:span></text:span><text:span text:style-name="UC_5f_NormalAzul_20_Car"><text:span text:style-name="T8">o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4">SG</text:span><text:span text:style-name="T26">C-</text:span><text:span text:style-name="T28">GDC</text:span><text:span text:style-name="T24">-0</text:span><text:span text:style-name="T28">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4">Actor Principal:</text:span><text:span text:style-name="T3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4">Objetivo:</text:span><text:span text:style-name="T3"> </text:span><text:span text:style-name="UC_5f_NormalAzul_20_Car"><text:span text:style-name="T9">Realizar una solicitud de cambio de uno o mas ítems que forman parte de una Linea Base con estado “cerrado”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4">Pre-condiciones:</text:span><text:span text:style-name="UC_5f_NormalAzul_20_Car"><text:span text:style-name="T4"> </text:span></text:span><text:span text:style-name="UC_5f_NormalAzul_20_Car"><text:span text:style-name="T5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4">Post- Condiciones:</text:span><text:span text:style-name="UC_5f_NormalAzul_20_Car"><text:span text:style-name="T4"> 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list xml:id="list6687618708561803296" text:style-name="L1">
              <text:list-header>
                <text:p text:style-name="P14"/>
              </text:list-header>
            </text:list>
          </table:table-cell>
          <table:table-cell table:style-name="Tabla2.B3" office:value-type="string">
            <text:list xml:id="list212221255484198" text:continue-numbering="true" text:style-name="L1">
              <text:list-item>
                <text:p text:style-name="P17"><text:span text:style-name="T58">Despliega la </text:span>interfaz “<text:span text:style-name="T60">Crear Solicitud de Cambios</text:span>” en forma de formulario con campos a ser completados para la creación de un nuevo <text:span text:style-name="T59">proyecto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212220300726713" text:continue-numbering="true" text:style-name="L1">
              <text:list-item>
                <text:p text:style-name="P23"><text:span text:style-name="T59">Se completan los siguiente campos (los campos con * son obligatorios)</text:span>:<text:line-break/>“<text:span text:style-name="T57">Descripción”*<text:line-break/>“Ítem”*</text:span></text:p>
              </text:list-item>
            </text:list>
          </table:table-cell>
          <table:table-cell table:style-name="Tabla2.A1" office:value-type="string">
            <text:p text:style-name="P8"/>
          </table:table-cell>
        </table:table-row>
        <table:table-row table:style-name="Tabla2.5">
          <table:table-cell table:style-name="Tabla2.A3" office:value-type="string">
            <text:list xml:id="list212221305572510" text:continue-numbering="true" text:style-name="L1">
              <text:list-item>
                <text:p text:style-name="P18"><text:span text:style-name="T46">Opr</text:span><text:span text:style-name="T47">ime el botón </text:span><text:span text:style-name="T46">“</text:span><text:span text:style-name="T51">Solicitar Cambio</text:span><text:span text:style-name="T46">”</text:span></text:p>
              </text:list-item>
            </text:list>
          </table:table-cell>
          <table:table-cell table:style-name="Tabla2.B3" office:value-type="string">
            <text:list xml:id="list212221857670828" text:continue-numbering="true" text:style-name="L1">
              <text:list-header>
                <text:p text:style-name="P22"/>
              </text:list-header>
            </text:list>
          </table:table-cell>
        </table:table-row>
        <table:table-row table:style-name="Tabla2.5">
          <table:table-cell table:style-name="Tabla2.A3" office:value-type="string">
            <text:list xml:id="list212220007124922" text:continue-numbering="true" text:style-name="L1">
              <text:list-header>
                <text:p text:style-name="P15"/>
              </text:list-header>
            </text:list>
          </table:table-cell>
          <table:table-cell table:style-name="Tabla2.B3" office:value-type="string">
            <text:list xml:id="list212221777831170" text:continue-numbering="true" text:style-name="L1">
              <text:list-item>
                <text:p text:style-name="P24"><text:span text:style-name="T40">Verifica la validez de los campos. </text:span><text:span text:style-name="T43">El atributo “Calculo de impacto” se asigna por medio de </text:span><text:span text:style-name="T41">Calcular Impacto </text:span><text:span text:style-name="T42">(ir al Caso de Uso </text:span><text:span text:style-name="T34">SGC-GDC-</text:span><text:span text:style-name="T36">0</text:span><text:span text:style-name="T39">3</text:span><text:span text:style-name="T42">)</text:span>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16"/>
          </table:table-cell>
          <table:table-cell table:style-name="Tabla2.B3" office:value-type="string">
            <text:list xml:id="list212221559267670" text:continue-numbering="true" text:style-name="L1">
              <text:list-item>
                <text:p text:style-name="P25">Crea la solicitud de cambios en estado “Votación” y luego pasa al caso de uso <text:span text:style-name="T2">Enviar Solicitud </text:span><text:span text:style-name="T45">(ir la Caso de Uso </text:span><text:span text:style-name="T24">SGC-GDC-02-01</text:span><text:span text:style-name="T45">) </text:span><text:span text:style-name="T53">con los datos de la solicitud.</text:span>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16"/>
          </table:table-cell>
          <table:table-cell table:style-name="Tabla2.B3" office:value-type="string">
            <text:list xml:id="list212221856268378" text:continue-numbering="true" text:style-name="L1">
              <text:list-item>
                <text:p text:style-name="P25">Recibe los votos de cada integrante del comité de cambios y verifica el porcentaje de votos obtenidos para la solicitud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16"/>
          </table:table-cell>
          <table:table-cell table:style-name="Tabla2.B3" office:value-type="string">
            <text:list xml:id="list212221674869455" text:continue-numbering="true" text:style-name="L1">
              <text:list-item>
                <text:p text:style-name="P25">Acepta la solicitud de cambios y las Lineas Base comprometidas pasan al estado “abierto”. El estado de los ítem listados pasan al estado “Revisión” y se otorga al usuario solicitante los privilegios correspondientes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list xml:id="list212221019262160" text:continue-numbering="true" text:style-name="L1">
              <text:list-item>
                <text:p text:style-name="P19">Pasa al caso de uso <text:span text:style-name="T2">Modificar Ítems </text:span><text:span text:style-name="T45">(ir al Caso de Uso </text:span><text:span text:style-name="T24">SGC-DES-</text:span><text:span text:style-name="T30">02-02</text:span><text:span text:style-name="T45">).</text:span></text:p>
              </text:list-item>
            </text:list>
          </table:table-cell>
          <table:table-cell table:style-name="Tabla2.B3" office:value-type="string">
            <text:p text:style-name="P26"/>
          </table:table-cell>
        </table:table-row>
        <table:table-row table:style-name="Tabla2.5">
          <table:table-cell table:style-name="Tabla2.A3" office:value-type="string">
            <text:p text:style-name="P20"/>
          </table:table-cell>
          <table:table-cell table:style-name="Tabla2.B3" office:value-type="string">
            <text:list xml:id="list212221360370554" text:continue-numbering="true" text:style-name="L1">
              <text:list-item>
                <text:p text:style-name="P27">Aprueba los ítems seleccionados a modificación y cierra las lineas bases correspondientes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20"/>
          </table:table-cell>
          <table:table-cell table:style-name="Tabla2.B3" office:value-type="string">
            <text:list xml:id="list212221187877551" text:continue-numbering="true" text:style-name="L1">
              <text:list-item>
                <text:p text:style-name="P27">Despliega un mensaje de cambio exitoso de la <text:soft-page-break/>solicitud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20"/>
          </table:table-cell>
          <table:table-cell table:style-name="Tabla2.B3" office:value-type="string">
            <text:list xml:id="list212221644633077" text:continue-numbering="true" text:style-name="L1">
              <text:list-item>
                <text:p text:style-name="P27">Redirige a la interfaz “<text:span text:style-name="T61">Administración de </text:span>Gestión de Cambios” (ir al Caso de Uso <text:span text:style-name="T33">SG</text:span><text:span text:style-name="T37">C-</text:span><text:span text:style-name="T38">GDC</text:span>).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0"><text:span text:style-name="T56">A1. </text:span><text:span text:style-name="T55">Cancelar</text:span></text:p>
            <text:p text:style-name="P10"><text:span text:style-name="Default_20_Paragraph_20_Font"><text:span text:style-name="T10">En el paso </text:span></text:span><text:span text:style-name="Default_20_Paragraph_20_Font"><text:span text:style-name="T12">2 o 3</text:span></text:span><text:span text:style-name="Default_20_Paragraph_20_Font"><text:span text:style-name="T10">, <text:s/>el usuario </text:span></text:span><text:span text:style-name="Default_20_Paragraph_20_Font"><text:span text:style-name="T11">oprime</text:span></text:span><text:span text:style-name="Default_20_Paragraph_20_Font"><text:span text:style-name="T10"> el botón “Cancelar”, no se realizará ninguna acción y se volverá a la interfaz anterior.</text:span></text:span></text:p>
            <text:p text:style-name="P10"><text:span text:style-name="Default_20_Paragraph_20_Font"><text:span text:style-name="T10"/></text:span></text:p>
            <text:p text:style-name="P29"><text:span text:style-name="Default_20_Paragraph_20_Font"><text:span text:style-name="T14">A2. Solicitud rechazada.</text:span></text:span></text:p>
            <text:p text:style-name="P29"><text:span text:style-name="Default_20_Paragraph_20_Font"><text:span text:style-name="T14"/></text:span></text:p>
            <text:p text:style-name="P30"><text:span text:style-name="Default_20_Paragraph_20_Font"><text:span text:style-name="T14">A2.1 Votos insuficientes<text:line-break/></text:span></text:span><text:span text:style-name="Default_20_Paragraph_20_Font"><text:span text:style-name="T13">En el paso 7, si la solicitud no obtiene los votos necesarios. La solicitud sera rechazada y pasara al paso 10 con un mensaje: “La solicitud fue rechazada por votos insuficientes”.</text:span></text:span></text:p>
            <text:p text:style-name="P30"><text:span text:style-name="Default_20_Paragraph_20_Font"><text:span text:style-name="T14"><text:line-break/>A2.2 Tiempo limite sobrepasado</text:span></text:span></text:p>
            <text:p text:style-name="P30"><text:span text:style-name="Default_20_Paragraph_20_Font"><text:span text:style-name="T13">En el paso 7, si la solicitud pasa la fecha limite de votación. La solicitud sera rechazada y pasara al paso 10 con un mensaje: “La solicitud fue rechazada por tiempo limite sobrepasado”.</text:span></text:span></text:p>
            <text:p text:style-name="P31"><text:span text:style-name="Default_20_Paragraph_20_Font"><text:span text:style-name="T13"/></text:span>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44">2.1-Error de con</text:span><text:span text:style-name="T46">exión con la base de datos. </text:span><text:span text:style-name="T48">Se redirige a</text:span><text:span text:style-name="T47">l Caso de Uso</text:span><text:span text:style-name="T48"> </text:span><text:span text:style-name="T49">Modulo de Administración</text:span><text:span text:style-name="T47"> (ir al Caso de Uso </text:span><text:span text:style-name="T31">SGC-</text:span><text:span text:style-name="T32">GDC</text:span><text:span text:style-name="T47">).</text:span></text:p>
            <text:p text:style-name="P21"><text:span text:style-name="T52">4</text:span><text:span text:style-name="T45">.1-</text:span><text:span text:style-name="T47">El sistema despliega un mensaje de error: “No ha completado los datos obligatorios.”. Vuelve al punto 2.</text:span>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text:span text:style-name="T15">SG</text:span><text:span text:style-name="T16">C-</text:span><text:span text:style-name="T18">DES</text:span><text:span text:style-name="T15">-0</text:span><text:span text:style-name="T19">2</text:span><text:span text:style-name="T22">-0</text:span><text:span text:style-name="T23">2</text:span><text:span text:style-name="T22">, </text:span><text:span text:style-name="T23">SGC-DES-03</text:span><text:span text:style-name="T22">, SGC-GDC-02-01</text:span>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/><text:span text:style-name="T24">SG</text:span><text:span text:style-name="T25">C-</text:span><text:span text:style-name="T29">GDC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color="#000000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9</meta:editing-cycles>
    <meta:editing-duration>PT10H39M59S</meta:editing-duration>
    <dc:date>2014-03-16T21:22:19.855695940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6" meta:word-count="435" meta:character-count="2657" meta:non-whitespace-character-count="2261"/>
  </office:meta>
</office:document-meta>
</file>